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ll_material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mmon material</text:p>
          </table:table-cell>
          <table:table-cell table:number-columns-repeated="6"/>
          <table:table-cell table:style-name="ce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1" office:value-type="string" calcext:value-type="string">
            <text:p>Casing</text:p>
          </table:table-cell>
          <table:table-cell table:number-columns-repeated="5"/>
        </table:table-row>
        <table:table-row table:style-name="ro1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shopping_list__bills" table:style-name="ta1">
        <table:table-column table:style-name="co1" table:number-columns-repeated="18" table:default-cell-style-name="Default"/>
        <table:table-row table:style-name="ro1">
          <table:table-cell table:style-name="ce8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1">
          <table:table-cell table:style-name="ce8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1">
          <table:table-cell table:style-name="ce8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856.015" calcext:value-type="float">
            <text:p>856.015</text:p>
          </table:table-cell>
          <table:table-cell table:formula="of:=([.K50]/2)-[.J49]" office:value-type="float" office:value="-856.015" calcext:value-type="float">
            <text:p>-856.015</text:p>
          </table:table-cell>
        </table:table-row>
        <table:table-row table:style-name="ro1">
          <table:table-cell table:style-name="ce1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table:style-name="ce1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0501" calcext:value-type="float">
            <text:p>1050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13"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 cover</text:p>
          </table:table-cell>
          <table:table-cell table:number-columns-repeated="6"/>
          <table:table-cell office:value-type="string" calcext:value-type="string">
            <text:p>Last School donation: CCTV camera</text:p>
          </table:table-cell>
          <table:table-cell/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ast School donation: CCTV camera accessorie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DC-DC converter</text:p>
          </table:table-cell>
          <table:table-cell table:number-columns-repeated="6"/>
          <table:table-cell office:value-type="string" calcext:value-type="string">
            <text:p>Last School donation: 15A wall sockets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USB cable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7245.03" calcext:value-type="float">
            <text:p>27245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6744.03" calcext:value-type="float">
            <text:p>16744.03</text:p>
          </table:table-cell>
          <table:table-cell table:formula="of:=[.K48]+[.P25]" office:value-type="float" office:value="15032" calcext:value-type="float">
            <text:p>1503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1776.03" calcext:value-type="float">
            <text:p>31776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RMC header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RMC header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reakaway header</text:p>
          </table:table-cell>
          <table:table-cell/>
          <table:table-cell table:style-name="ce11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F1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P170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IP12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display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pushbutt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zener diod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senso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.7k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330 ohm resistors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id state relay + heatsin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opto isola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44K resisto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&gt;10K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C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in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apacitor (current sensor out)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230 V, opto isolator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prototyping board</text:p>
          </table:table-cell>
          <table:table-cell/>
          <table:table-cell table:style-name="ce11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2-pi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MC connectors 3-pi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tery cable (with lugs and fus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battery cable)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ng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rcuit breaker for mains, or special fast acting fuse</text:p>
          </table:table-cell>
          <table:table-cell/>
          <table:table-cell table:style-name="ce1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8" office:value-type="string" calcext:value-type="string">
            <text:p>socket for arduino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1">
          <table:table-cell table:style-name="ce8" office:value-type="string" calcext:value-type="string">
            <text:p>USB cab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Shops / Contacts</text:p>
          </table:table-cell>
          <table:table-cell/>
        </table:table-row>
        <table:table-row table:style-name="ro1">
          <table:table-cell office:value-type="string" calcext:value-type="string">
            <text:p>Aurorica</text:p>
          </table:table-cell>
          <table:table-cell office:value-type="float" office:value="9944956802" calcext:value-type="float">
            <text:p>9944956802</text:p>
          </table:table-cell>
        </table:table-row>
        <table:table-row table:style-name="ro1">
          <table:table-cell/>
          <table:table-cell office:value-type="float" office:value="9894025812" calcext:value-type="float">
            <text:p>9894025812</text:p>
          </table:table-cell>
        </table:table-row>
        <table:table-row table:style-name="ro1">
          <table:table-cell office:value-type="string" calcext:value-type="string">
            <text:p>Interlogicx Solu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B assembly servi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o electronics</text:p>
          </table:table-cell>
          <table:table-cell office:value-type="float" office:value="9712336798" calcext:value-type="float">
            <text:p>9712336798</text:p>
          </table:table-cell>
        </table:table-row>
        <table:table-row table:style-name="ro1">
          <table:table-cell office:value-type="string" calcext:value-type="string">
            <text:p>New waves</text:p>
          </table:table-cell>
          <table:table-cell office:value-type="float" office:value="9443090082" calcext:value-type="float">
            <text:p>944309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3:37:16.582511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5-21T13:44:05.421345444</dc:date>
    <meta:editing-duration>P1DT16H28M51S</meta:editing-duration>
    <meta:editing-cycles>434</meta:editing-cycles>
    <meta:generator>LibreOffice/5.2.7.2$Linux_X86_64 LibreOffice_project/20m0$Build-2</meta:generator>
    <meta:document-statistic meta:table-count="3" meta:cell-count="511" meta:object-count="0"/>
  </office:meta>
</office:document-meta>
</file>